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4"/>
        <table:table-row table:style-name="ro1">
          <table:table-cell table:style-name="Default"/>
          <table:table-cell table:style-name="ce1" office:value-type="string" calcext:value-type="string">
            <text:p>Cachable Requests</text:p>
          </table:table-cell>
          <table:table-cell table:style-name="ce1" office:value-type="string" calcext:value-type="string">
            <text:p>Clickjacking</text:p>
          </table:table-cell>
          <table:table-cell table:style-name="ce1" office:value-type="string" calcext:value-type="string">
            <text:p>CSRF</text:p>
          </table:table-cell>
          <table:table-cell table:style-name="ce1" office:value-type="string" calcext:value-type="string">
            <text:p>Secret Leak</text:p>
          </table:table-cell>
          <table:table-cell table:style-name="ce1" office:value-type="string" calcext:value-type="string">
            <text:p>Token Eavesdropping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Authorization Code Flow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bergfex.a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1" draw:text-style-name="P2" svg:width="82.18pt" svg:height="72.88pt" svg:x="266.23pt" svg:y="0pt" draw:caption-point-x="-17.29pt" draw:caption-point-y="25.88pt">
              <dc:date>2017-10-31T00:00:00</dc:date>
              <text:p text:style-name="P1"><text:span text:style-name="T1">True for client index, client login page, <text:s/>client redir homepage</text:span></text:p>
            </office:annotation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inbezirk.a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2" draw:text-style-name="P2" svg:width="82.18pt" svg:height="50.49pt" svg:x="266.23pt" svg:y="0pt" draw:caption-point-x="-17.29pt" draw:caption-point-y="38.66pt">
              <dc:date>2017-10-31T00:00:00</dc:date>
              <text:p text:style-name="P1"><text:span text:style-name="T1">True for client index, client redir page</text:span></text:p>
            </office:annotation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ild.d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3" draw:text-style-name="P2" svg:width="82.18pt" svg:height="39.29pt" svg:x="266.23pt" svg:y="8.67pt" draw:caption-point-x="-17.29pt" draw:caption-point-y="42.8pt">
              <dc:date>2017-10-31T00:00:00</dc:date>
              <text:p text:style-name="P1"><text:span text:style-name="T1">True for client index</text:span></text:p>
            </office:annotation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eck24.d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4" draw:text-style-name="P2" svg:width="82.18pt" svg:height="84.08pt" svg:x="266.23pt" svg:y="21.46pt" draw:caption-point-x="-17.29pt" draw:caption-point-y="42.8pt">
              <dc:date>2017-10-31T00:00:00</dc:date>
              <text:p text:style-name="P1"><text:span text:style-name="T1">True for client index, client login site, <text:s/>logged in on client</text:span></text:p>
            </office:annotation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mmostreet.ch</text:p>
          </table:table-cell>
          <table:table-cell office:value-type="boolean" office:boolean-value="false" calcext:value-type="boolean">
            <office:annotation draw:style-name="gr5" draw:text-style-name="P2" svg:width="82.18pt" svg:height="16.89pt" svg:x="203.5pt" svg:y="34.27pt" draw:caption-point-x="-17.29pt" draw:caption-point-y="42.8pt">
              <dc:date>2017-10-03T00:00:00</dc:date>
              <text:p text:style-name="P1"><text:span text:style-name="T1">Traffic missing</text:span></text:p>
            </office:annotation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office:annotation draw:style-name="gr6" draw:text-style-name="P2" svg:width="82.18pt" svg:height="28.09pt" svg:x="302pt" svg:y="34.27pt" draw:caption-point-x="-17.29pt" draw:caption-point-y="42.8pt">
              <dc:date>2017-10-31T00:00:00</dc:date>
              <text:p text:style-name="P1"><text:span text:style-name="T1">Part of traffic missing</text:span></text:p>
            </office:annotation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wissinfo.ch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1" draw:text-style-name="P2" svg:width="82.18pt" svg:height="72.88pt" svg:x="266.23pt" svg:y="47.06pt" draw:caption-point-x="-17.29pt" draw:caption-point-y="42.8pt">
              <dc:date>2017-10-31T00:00:00</dc:date>
              <text:p text:style-name="P1"><text:span text:style-name="T1">True for client index, client login page, logged in on rp</text:span></text:p>
            </office:annotation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Implicit Flow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oeticket.a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4" draw:text-style-name="P2" svg:width="82.18pt" svg:height="84.08pt" svg:x="266.23pt" svg:y="72.68pt" draw:caption-point-x="-17.29pt" draw:caption-point-y="42.8pt">
              <dc:date>2017-10-31T00:00:00</dc:date>
              <text:p text:style-name="P1"><text:span text:style-name="T1">True for client index, client login site, logged in on rp site</text:span></text:p>
            </office:annotation>
            <text:p>TRUE</text:p>
          </table:table-cell>
          <table:table-cell office:value-type="boolean" office:boolean-value="true" calcext:value-type="boolean">
            <office:annotation draw:style-name="gr5" draw:text-style-name="P2" svg:width="82.18pt" svg:height="16.89pt" svg:x="302pt" svg:y="72.68pt" draw:caption-point-x="-17.29pt" draw:caption-point-y="42.8pt">
              <dc:date>2017-10-03T00:00:00</dc:date>
              <text:p text:style-name="P1"><text:span text:style-name="T1">missing</text:span></text:p>
            </office:annotation>
            <text:p>TRUE</text:p>
          </table:table-cell>
          <table:table-cell table:style-name="ce4" office:value-type="string" calcext:value-type="string">
            <text:p>-</text:p>
          </table:table-cell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vol.a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4" draw:text-style-name="P2" svg:width="82.18pt" svg:height="84.08pt" svg:x="266.23pt" svg:y="85.46pt" draw:caption-point-x="-17.29pt" draw:caption-point-y="42.8pt">
              <dc:date>2017-10-31T00:00:00</dc:date>
              <text:p text:style-name="P1"><text:span text:style-name="T1">True for client index, client login page, logged in on rp site</text:span></text:p>
            </office:annotation>
            <text:p>TRUE</text:p>
          </table:table-cell>
          <table:table-cell office:value-type="boolean" office:boolean-value="true" calcext:value-type="boolean">
            <office:annotation draw:style-name="gr5" draw:text-style-name="P2" svg:width="82.18pt" svg:height="16.89pt" svg:x="302pt" svg:y="85.46pt" draw:caption-point-x="-17.29pt" draw:caption-point-y="42.8pt">
              <dc:date>2017-10-03T00:00:00</dc:date>
              <text:p text:style-name="P1"><text:span text:style-name="T1">Missing</text:span></text:p>
            </office:annotation>
            <text:p>TRUE</text:p>
          </table:table-cell>
          <table:table-cell table:style-name="ce4" office:value-type="string" calcext:value-type="string">
            <text:p>-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amestar.d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4" draw:text-style-name="P2" svg:width="82.18pt" svg:height="84.08pt" svg:x="266.23pt" svg:y="98.28pt" draw:caption-point-x="-17.29pt" draw:caption-point-y="42.8pt">
              <dc:date>2017-10-31T00:00:00</dc:date>
              <text:p text:style-name="P1"><text:span text:style-name="T1">True for client index, client login page, <text:s/>logged in on rp site</text:span></text:p>
            </office:annotation>
            <text:p>TRUE</text:p>
          </table:table-cell>
          <table:table-cell office:value-type="boolean" office:boolean-value="true" calcext:value-type="boolean">
            <office:annotation draw:style-name="gr5" draw:text-style-name="P2" svg:width="82.18pt" svg:height="16.89pt" svg:x="302pt" svg:y="98.28pt" draw:caption-point-x="-17.29pt" draw:caption-point-y="42.8pt">
              <dc:date>2017-10-03T00:00:00</dc:date>
              <text:p text:style-name="P1"><text:span text:style-name="T1">Missing</text:span></text:p>
            </office:annotation>
            <text:p>TRUE</text:p>
          </table:table-cell>
          <table:table-cell table:style-name="ce4" office:value-type="string" calcext:value-type="string">
            <text:p>-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zalando-lounge.d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7" draw:text-style-name="P2" svg:width="82.18pt" svg:height="252.03pt" svg:x="266.23pt" svg:y="111.06pt" draw:caption-point-x="-17.29pt" draw:caption-point-y="42.8pt">
              <dc:date>2017-10-31T00:00:00</dc:date>
              <text:p text:style-name="P1"><text:span text:style-name="T1">frame busting header fields are missing when logged in on rp site</text:span></text:p>
            </office:annotation>
            <text:p>TRUE</text:p>
          </table:table-cell>
          <table:table-cell office:value-type="boolean" office:boolean-value="true" calcext:value-type="boolean">
            <office:annotation draw:style-name="gr5" draw:text-style-name="P2" svg:width="82.18pt" svg:height="16.89pt" svg:x="302pt" svg:y="111.06pt" draw:caption-point-x="-17.29pt" draw:caption-point-y="42.8pt">
              <dc:date>2017-10-03T00:00:00</dc:date>
              <text:p text:style-name="P1"><text:span text:style-name="T1">Missing</text:span></text:p>
            </office:annotation>
            <text:p>TRUE</text:p>
          </table:table-cell>
          <table:table-cell table:style-name="ce4" office:value-type="string" calcext:value-type="string">
            <text:p>-</text:p>
          </table:table-cell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aredoute.ch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1" draw:text-style-name="P2" svg:width="82.18pt" svg:height="72.88pt" svg:x="266.23pt" svg:y="123.87pt" draw:caption-point-x="-17.29pt" draw:caption-point-y="42.8pt">
              <dc:date>2017-10-31T00:00:00</dc:date>
              <text:p text:style-name="P1"><text:span text:style-name="T1">True for client index, rp login site, logged in on rp site</text:span></text:p>
            </office:annotation>
            <text:p>TRUE</text:p>
          </table:table-cell>
          <table:table-cell office:value-type="boolean" office:boolean-value="true" calcext:value-type="boolean">
            <office:annotation draw:style-name="gr5" draw:text-style-name="P2" svg:width="82.18pt" svg:height="16.89pt" svg:x="302pt" svg:y="123.87pt" draw:caption-point-x="-17.29pt" draw:caption-point-y="42.8pt">
              <dc:date>2017-10-03T00:00:00</dc:date>
              <text:p text:style-name="P1"><text:span text:style-name="T1">missing</text:span></text:p>
            </office:annotation>
            <text:p>TRUE</text:p>
          </table:table-cell>
          <table:table-cell table:style-name="ce4" office:value-type="string" calcext:value-type="string">
            <text:p>-</text:p>
          </table:table-cell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ppreise.ch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office:annotation draw:style-name="gr3" draw:text-style-name="P2" svg:width="82.18pt" svg:height="39.29pt" svg:x="266.23pt" svg:y="136.66pt" draw:caption-point-x="-17.29pt" draw:caption-point-y="42.8pt">
              <dc:date>2017-10-31T00:00:00</dc:date>
              <text:p text:style-name="P1"><text:span text:style-name="T1">True for client index, </text:span></text:p>
            </office:annotation>
            <text:p>TRUE</text:p>
          </table:table-cell>
          <table:table-cell office:value-type="boolean" office:boolean-value="true" calcext:value-type="boolean">
            <office:annotation draw:style-name="gr5" draw:text-style-name="P2" svg:width="82.18pt" svg:height="16.89pt" svg:x="302pt" svg:y="136.66pt" draw:caption-point-x="-17.29pt" draw:caption-point-y="42.8pt">
              <dc:date>2017-10-03T00:00:00</dc:date>
              <text:p text:style-name="P1"><text:span text:style-name="T1">Missing</text:span></text:p>
            </office:annotation>
            <text:p>TRUE</text:p>
          </table:table-cell>
          <table:table-cell table:style-name="ce4" office:value-type="string" calcext:value-type="string">
            <text:p>-</text:p>
          </table:table-cell>
          <table:table-cell table:style-name="ce3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2:48:51.340194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18:55.592632628</meta:creation-date>
    <dc:date>2017-10-31T13:21:56.826614754</dc:date>
    <meta:editing-duration>PT2H43M13S</meta:editing-duration>
    <meta:editing-cycles>22</meta:editing-cycles>
    <meta:generator>LibreOffice/5.0.6.2$Linux_X86_64 LibreOffice_project/00m0$Build-2</meta:generator>
    <meta:document-statistic meta:table-count="1" meta:cell-count="79" meta:object-count="0"/>
  </office:meta>
</office:document-meta>
</file>